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1c03" officeooo:paragraph-rsid="00071c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test"/><text:span text:style-name="T1">foo</text:span> <text:span text:style-name="T2">bar</text:span><text:bookmark-end text:name="tes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7:02:57.436000000</meta:creation-date>
    <dc:date>2017-11-28T17:04:33.861000000</dc:date>
    <meta:editing-duration>PT1M39S</meta:editing-duration>
    <meta:editing-cycles>1</meta:editing-cycles>
    <meta:generator>LibreOfficeDev/6.1.0.0.alpha0$Windows_x86 LibreOffice_project/2e4805442a9eeedb32d6b570c4c11594aca7c642</meta:generator>
    <meta:document-statistic meta:table-count="0" meta:image-count="0" meta:object-count="0" meta:page-count="1" meta:paragraph-count="1" meta:word-count="2" meta:character-count="7" meta:non-whitespace-character-count="6"/>
  </office:meta>
</office:document-meta>
</file>